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fo:language="fr" fo:country="FR"/>
    </style:style>
    <style:style style:name="P2" style:family="paragraph" style:parent-style-name="Text_20_body">
      <style:text-properties fo:language="fr" fo:country="FR"/>
    </style:style>
    <style:style style:name="P3" style:family="paragraph" style:parent-style-name="Text_20_body">
      <style:paragraph-properties fo:text-align="center" style:justify-single-word="false"/>
      <style:text-properties fo:language="fr" fo:country="FR" officeooo:paragraph-rsid="0043c030"/>
    </style:style>
    <style:style style:name="P4" style:family="paragraph" style:parent-style-name="Heading_20_2">
      <style:paragraph-properties fo:text-align="center" style:justify-single-word="false"/>
      <style:text-properties officeooo:paragraph-rsid="002403ca"/>
    </style:style>
    <style:style style:name="P5" style:family="paragraph" style:parent-style-name="Text_20_body">
      <style:paragraph-properties fo:text-align="center" style:justify-single-word="false"/>
      <style:text-properties officeooo:paragraph-rsid="002403ca"/>
    </style:style>
    <style:style style:name="P6" style:family="paragraph" style:parent-style-name="Heading_20_3">
      <style:paragraph-properties fo:text-align="center" style:justify-single-word="false"/>
    </style:style>
    <style:style style:name="P7" style:family="paragraph" style:parent-style-name="Text_20_body">
      <style:paragraph-properties fo:text-align="center" style:justify-single-word="false"/>
      <style:text-properties officeooo:paragraph-rsid="002da88a"/>
    </style:style>
    <style:style style:name="P8" style:family="paragraph" style:parent-style-name="Text_20_body">
      <style:paragraph-properties fo:text-align="center" style:justify-single-word="false"/>
      <style:text-properties officeooo:paragraph-rsid="002f6a67"/>
    </style:style>
    <style:style style:name="P9" style:family="paragraph" style:parent-style-name="Text_20_body">
      <style:paragraph-properties fo:text-align="center" style:justify-single-word="false"/>
      <style:text-properties officeooo:paragraph-rsid="0043c030"/>
    </style:style>
    <style:style style:name="P10" style:family="paragraph" style:parent-style-name="Text_20_body">
      <style:paragraph-properties fo:text-align="start" style:justify-single-word="false"/>
      <style:text-properties officeooo:paragraph-rsid="002da88a"/>
    </style:style>
    <style:style style:name="P11" style:family="paragraph" style:parent-style-name="Text_20_body" style:list-style-name="L1"/>
    <style:style style:name="P12" style:family="paragraph" style:parent-style-name="Text_20_body" style:list-style-name="L1">
      <style:paragraph-properties fo:margin-top="0cm" fo:margin-bottom="0cm" style:contextual-spacing="false"/>
    </style:style>
    <style:style style:name="P13" style:family="paragraph" style:parent-style-name="Text_20_body" style:list-style-name="L2">
      <style:paragraph-properties fo:margin-top="0cm" fo:margin-bottom="0cm" style:contextual-spacing="false"/>
    </style:style>
    <style:style style:name="P14" style:family="paragraph" style:parent-style-name="Text_20_body" style:list-style-name="L2">
      <style:paragraph-properties fo:margin-top="0cm" fo:margin-bottom="0cm" style:contextual-spacing="false"/>
      <style:text-properties officeooo:paragraph-rsid="002f6a67"/>
    </style:style>
    <style:style style:name="P15" style:family="paragraph" style:parent-style-name="Text_20_body" style:list-style-name="L3"/>
    <style:style style:name="P16" style:family="paragraph" style:parent-style-name="Text_20_body" style:list-style-name="L3">
      <style:paragraph-properties fo:margin-top="0cm" fo:margin-bottom="0cm" style:contextual-spacing="false"/>
    </style:style>
    <style:style style:name="P17" style:family="paragraph" style:parent-style-name="Text_20_body" style:list-style-name="L4"/>
    <style:style style:name="P18" style:family="paragraph" style:parent-style-name="Text_20_body" style:list-style-name="L4">
      <style:paragraph-properties fo:margin-top="0cm" fo:margin-bottom="0cm" style:contextual-spacing="false"/>
    </style:style>
    <style:style style:name="P19" style:family="paragraph" style:parent-style-name="Text_20_body" style:list-style-name="L5"/>
    <style:style style:name="P20" style:family="paragraph" style:parent-style-name="Text_20_body" style:list-style-name="L5">
      <style:paragraph-properties fo:margin-top="0cm" fo:margin-bottom="0cm" style:contextual-spacing="false"/>
    </style:style>
    <style:style style:name="P21" style:family="paragraph" style:parent-style-name="Text_20_body" style:list-style-name="L6"/>
    <style:style style:name="P22" style:family="paragraph" style:parent-style-name="Text_20_body" style:list-style-name="L6">
      <style:paragraph-properties fo:margin-top="0cm" fo:margin-bottom="0cm" style:contextual-spacing="false"/>
    </style:style>
    <style:style style:name="P23" style:family="paragraph" style:parent-style-name="Text_20_body" style:list-style-name="L6">
      <style:paragraph-properties fo:margin-top="0cm" fo:margin-bottom="0cm" style:contextual-spacing="false"/>
      <style:text-properties officeooo:paragraph-rsid="008685f9"/>
    </style:style>
    <style:style style:name="P24" style:family="paragraph" style:parent-style-name="Text_20_body" style:list-style-name="L7">
      <style:paragraph-properties fo:margin-top="0cm" fo:margin-bottom="0cm" style:contextual-spacing="false"/>
    </style:style>
    <style:style style:name="P25" style:family="paragraph" style:parent-style-name="Text_20_body" style:list-style-name="L8">
      <style:paragraph-properties fo:margin-top="0cm" fo:margin-bottom="0cm" style:contextual-spacing="false"/>
      <style:text-properties fo:language="fr" fo:country="FR"/>
    </style:style>
    <style:style style:name="P26" style:family="paragraph" style:parent-style-name="Text_20_body" style:list-style-name="L8">
      <style:text-properties fo:language="fr" fo:country="FR"/>
    </style:style>
    <style:style style:name="P27" style:family="paragraph" style:parent-style-name="Text_20_body" style:list-style-name="L9">
      <style:paragraph-properties fo:margin-top="0cm" fo:margin-bottom="0cm" style:contextual-spacing="false"/>
      <style:text-properties fo:language="fr" fo:country="FR"/>
    </style:style>
    <style:style style:name="P28" style:family="paragraph" style:parent-style-name="Text_20_body" style:list-style-name="L9">
      <style:text-properties fo:language="fr" fo:country="FR"/>
    </style:style>
    <style:style style:name="P29" style:family="paragraph" style:parent-style-name="Text_20_body" style:list-style-name="L1">
      <style:text-properties fo:language="fr" fo:country="FR" officeooo:rsid="004f4041" officeooo:paragraph-rsid="004f4041"/>
    </style:style>
    <style:style style:name="P30" style:family="paragraph" style:parent-style-name="Text_20_body" style:list-style-name="L2">
      <style:paragraph-properties fo:margin-top="0cm" fo:margin-bottom="0cm" style:contextual-spacing="false"/>
      <style:text-properties fo:language="fr" fo:country="FR" officeooo:rsid="00599feb" officeooo:paragraph-rsid="00599feb"/>
    </style:style>
    <style:style style:name="P31" style:family="paragraph" style:parent-style-name="Text_20_body" style:list-style-name="L6">
      <style:paragraph-properties fo:margin-top="0cm" fo:margin-bottom="0cm" style:contextual-spacing="false"/>
      <style:text-properties fo:language="zxx" fo:country="none" style:language-asian="zxx" style:country-asian="none" style:language-complex="zxx" style:country-complex="none"/>
    </style:style>
    <style:style style:name="P32" style:family="paragraph" style:parent-style-name="Text_20_body" style:list-style-name="L6">
      <style:paragraph-properties fo:margin-top="0cm" fo:margin-bottom="0cm" style:contextual-spacing="false"/>
      <style:text-properties fo:language="zxx" fo:country="none" officeooo:paragraph-rsid="008685f9" style:language-asian="zxx" style:country-asian="none" style:language-complex="zxx" style:country-complex="none"/>
    </style:style>
    <style:style style:name="P33" style:family="paragraph" style:parent-style-name="Text_20_body" style:list-style-name="L6">
      <style:paragraph-properties fo:margin-top="0cm" fo:margin-bottom="0cm" style:contextual-spacing="false"/>
      <style:text-properties fo:color="#c9211e" loext:opacity="100%"/>
    </style:style>
    <style:style style:name="P34" style:family="paragraph" style:parent-style-name="Text_20_body" style:list-style-name="L6">
      <style:paragraph-properties fo:margin-top="0cm" fo:margin-bottom="0cm" style:contextual-spacing="false"/>
      <style:text-properties fo:color="#c9211e" loext:opacity="100%" fo:language="zxx" fo:country="none" style:language-asian="zxx" style:country-asian="none" style:language-complex="zxx" style:country-complex="none"/>
    </style:style>
    <style:style style:name="T1" style:family="text">
      <style:text-properties fo:font-size="16pt" fo:language="fr" fo:country="FR" style:font-size-asian="16pt" style:font-size-complex="16pt"/>
    </style:style>
    <style:style style:name="T2" style:family="text">
      <style:text-properties fo:color="#55308d" loext:opacity="100%" fo:language="fr" fo:country="FR" officeooo:rsid="002da88a"/>
    </style:style>
    <style:style style:name="T3" style:family="text">
      <style:text-properties fo:color="#55308d" loext:opacity="100%" fo:language="fr" fo:country="FR" officeooo:rsid="00262213"/>
    </style:style>
    <style:style style:name="T4" style:family="text">
      <style:text-properties fo:font-size="14pt" fo:language="fr" fo:country="FR" style:text-underline-style="solid" style:text-underline-width="auto" style:text-underline-color="font-color" style:font-size-asian="14pt" style:font-size-complex="14pt"/>
    </style:style>
    <style:style style:name="T5" style:family="text">
      <style:text-properties fo:font-size="14pt" fo:language="fr" fo:country="FR" style:text-underline-style="solid" style:text-underline-width="auto" style:text-underline-color="font-color" officeooo:rsid="002f32cd" style:font-size-asian="14pt" style:font-size-complex="14pt"/>
    </style:style>
    <style:style style:name="T6" style:family="text">
      <style:text-properties fo:language="fr" fo:country="FR"/>
    </style:style>
    <style:style style:name="T7" style:family="text">
      <style:text-properties fo:language="fr" fo:country="FR" officeooo:rsid="002ddf4f"/>
    </style:style>
    <style:style style:name="T8" style:family="text">
      <style:text-properties fo:language="fr" fo:country="FR" officeooo:rsid="002f32cd"/>
    </style:style>
    <style:style style:name="T9" style:family="text">
      <style:text-properties fo:language="fr" fo:country="FR" officeooo:rsid="002f6a67"/>
    </style:style>
    <style:style style:name="T10" style:family="text">
      <style:text-properties fo:language="fr" fo:country="FR" officeooo:rsid="002fb1a5"/>
    </style:style>
    <style:style style:name="T11" style:family="text">
      <style:text-properties fo:language="fr" fo:country="FR" officeooo:rsid="003135d9"/>
    </style:style>
    <style:style style:name="T12" style:family="text">
      <style:text-properties fo:language="fr" fo:country="FR" officeooo:rsid="00322ec6"/>
    </style:style>
    <style:style style:name="T13" style:family="text">
      <style:text-properties fo:language="fr" fo:country="FR" officeooo:rsid="00382526"/>
    </style:style>
    <style:style style:name="T14" style:family="text">
      <style:text-properties fo:language="fr" fo:country="FR" officeooo:rsid="003b09c5"/>
    </style:style>
    <style:style style:name="T15" style:family="text">
      <style:text-properties fo:language="fr" fo:country="FR" officeooo:rsid="003c086b"/>
    </style:style>
    <style:style style:name="T16" style:family="text">
      <style:text-properties fo:language="fr" fo:country="FR" officeooo:rsid="003ce9c9"/>
    </style:style>
    <style:style style:name="T17" style:family="text">
      <style:text-properties fo:language="fr" fo:country="FR" officeooo:rsid="0041184a"/>
    </style:style>
    <style:style style:name="T18" style:family="text">
      <style:text-properties fo:language="fr" fo:country="FR" officeooo:rsid="004d11b9"/>
    </style:style>
    <style:style style:name="T19" style:family="text">
      <style:text-properties fo:language="fr" fo:country="FR" officeooo:rsid="00909248" style:language-asian="zxx" style:country-asian="none" style:language-complex="zxx" style:country-complex="none"/>
    </style:style>
    <style:style style:name="T20" style:family="text">
      <style:text-properties fo:language="fr" fo:country="FR" officeooo:rsid="0096d359"/>
    </style:style>
    <style:style style:name="T21" style:family="text">
      <style:text-properties fo:language="fr" fo:country="FR" officeooo:rsid="009bb546"/>
    </style:style>
    <style:style style:name="T22" style:family="text">
      <style:text-properties fo:language="fr" fo:country="FR" officeooo:rsid="009f3ed3"/>
    </style:style>
    <style:style style:name="T23" style:family="text">
      <style:text-properties fo:language="fr" fo:country="FR" officeooo:rsid="00a3cc31"/>
    </style:style>
    <style:style style:name="T24" style:family="text">
      <style:text-properties fo:language="fr" fo:country="FR" officeooo:rsid="00a647b1"/>
    </style:style>
    <style:style style:name="T25" style:family="text">
      <style:text-properties fo:language="fr" fo:country="FR" officeooo:rsid="00b2940c"/>
    </style:style>
    <style:style style:name="T26" style:family="text">
      <style:text-properties fo:language="fr" fo:country="FR" officeooo:rsid="00b42f2e"/>
    </style:style>
    <style:style style:name="T27" style:family="text">
      <style:text-properties fo:language="fr" fo:country="FR" officeooo:rsid="00b4a3bf"/>
    </style:style>
    <style:style style:name="T28" style:family="text">
      <style:text-properties fo:language="fr" fo:country="FR" officeooo:rsid="00b84763"/>
    </style:style>
    <style:style style:name="T29" style:family="text">
      <style:text-properties fo:language="fr" fo:country="FR" officeooo:rsid="00bb3673"/>
    </style:style>
    <style:style style:name="T30" style:family="text">
      <style:text-properties fo:language="fr" fo:country="FR" officeooo:rsid="00be08e6"/>
    </style:style>
    <style:style style:name="T31" style:family="text">
      <style:text-properties fo:language="fr" fo:country="FR" officeooo:rsid="00c158e3"/>
    </style:style>
    <style:style style:name="T32" style:family="text">
      <style:text-properties fo:language="fr" fo:country="FR" officeooo:rsid="00c47182"/>
    </style:style>
    <style:style style:name="T33" style:family="text">
      <style:text-properties fo:language="fr" fo:country="FR" officeooo:rsid="00c62511"/>
    </style:style>
    <style:style style:name="T34" style:family="text">
      <style:text-properties fo:language="fr" fo:country="FR" officeooo:rsid="00cbece7"/>
    </style:style>
    <style:style style:name="T35" style:family="text">
      <style:text-properties style:text-position="super 58%" fo:language="fr" fo:country="FR" officeooo:rsid="003c086b"/>
    </style:style>
    <style:style style:name="T36" style:family="text">
      <style:text-properties style:text-position="super 58%" fo:language="fr" fo:country="FR" officeooo:rsid="003ce9c9"/>
    </style:style>
    <style:style style:name="T37" style:family="text">
      <style:text-properties style:text-position="super 58%" fo:language="fr" fo:country="FR" officeooo:rsid="00c40354"/>
    </style:style>
    <style:style style:name="T38" style:family="text">
      <style:text-properties style:text-position="super 58%" fo:language="fr" fo:country="FR" officeooo:rsid="00c47182"/>
    </style:style>
    <style:style style:name="T39" style:family="text">
      <style:text-properties officeooo:rsid="005b6624"/>
    </style:style>
    <style:style style:name="T40" style:family="text">
      <style:text-properties fo:font-weight="bold" style:font-weight-asian="bold" style:font-weight-complex="bold"/>
    </style:style>
    <style:style style:name="T41" style:family="text">
      <style:text-properties officeooo:rsid="006656db"/>
    </style:style>
    <style:style style:name="T42" style:family="text">
      <style:text-properties officeooo:rsid="00742ccd"/>
    </style:style>
    <style:style style:name="T43" style:family="text">
      <style:text-properties fo:language="zxx" fo:country="none" style:language-asian="zxx" style:country-asian="none" style:language-complex="zxx" style:country-complex="none"/>
    </style:style>
    <style:style style:name="T44" style:family="text">
      <style:text-properties fo:language="zxx" fo:country="none" officeooo:rsid="00742ccd" style:language-asian="zxx" style:country-asian="none" style:language-complex="zxx" style:country-complex="none"/>
    </style:style>
    <style:style style:name="T45" style:family="text">
      <style:text-properties fo:language="zxx" fo:country="none" officeooo:rsid="0087c163" style:language-asian="zxx" style:country-asian="none" style:language-complex="zxx" style:country-complex="none"/>
    </style:style>
    <style:style style:name="T46" style:family="text">
      <style:text-properties officeooo:rsid="007682f0"/>
    </style:style>
    <style:style style:name="T47" style:family="text">
      <style:text-properties officeooo:rsid="0079616f"/>
    </style:style>
    <style:style style:name="T48" style:family="text">
      <style:text-properties officeooo:rsid="0084ad7b"/>
    </style:style>
    <style:style style:name="T49" style:family="text">
      <style:text-properties fo:color="#c9211e" loext:opacity="100%" fo:language="fr" fo:country="FR"/>
    </style:style>
    <style:style style:name="T50" style:family="text">
      <style:text-properties fo:color="#c9211e" loext:opacity="100%" fo:language="fr" fo:country="FR" officeooo:rsid="009568e3"/>
    </style:style>
    <style:style style:name="T51" style:family="text">
      <style:text-properties officeooo:rsid="00d09665"/>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2"><text:span text:style-name="Strong_20_Emphasis"><text:span text:style-name="T2">Description du </text:span></text:span><text:span text:style-name="Strong_20_Emphasis"><text:span text:style-name="T3">Système de Gestion Automatisée de Présence</text:span></text:span></text:h>
      <text:p text:style-name="P5"><text:span text:style-name="Strong_20_Emphasis"><text:span text:style-name="T3"/></text:span></text:p>
      <text:p text:style-name="P7"><text:span text:style-name="Strong_20_Emphasis"><text:span text:style-name="T5">Contexte</text:span></text:span><text:span text:style-name="Strong_20_Emphasis"><text:span text:style-name="T4"> du Projet</text:span></text:span></text:p>
      <text:p text:style-name="P10"><text:span text:style-name="T6"><text:line-break/></text:span><text:span text:style-name="T7">Bonjour chers amis et merci d’avoir bien voulue nous rejoindre dans le développement d’</text:span><text:span text:style-name="T6"> une application web innovante destinée à automatiser la gestion de la présence dans divers établissements tels que les écoles, universités, et campus.</text:span><text:span text:style-name="T7"> Comme vous le savez déja, le process de présence auquelles nous avons souvent été confronté au Bénin est celui consistant à faire l’appel nom par nom de tous les concernés jusqu’au dernier. Cette derniere bien qu’éfficace sur certains point révelle divers failles notemment le fait qu’elle est souvent sujette à l’injustice, le désordre et elle est vorace en terme de temps. La belle preuve est que nous en aons fais les frais l’an passé. C’est donc afin de combatre ces situations qu’a immergée l’idée de mettre en commun nos compétences tech pour développer une solution qui puisse non seulement révolutionner la présence non seulement à Epitech mais aussi sur toute l’étendue du territoire nationnale dès que l’école approuvera notre réussite.</text:span></text:p>
      <text:p text:style-name="P8"><text:span text:style-name="Strong_20_Emphasis"><text:span text:style-name="T6">Objectif</text:span></text:span></text:p>
      <text:p text:style-name="P8"><text:span text:style-name="T6"><text:line-break/>L'application vise à améliorer l'efficacité et la sécurité des procédures de présence, permettant ainsi aux utilisateurs de gagner du temps tout en garantissant une meilleure précision et transparence. </text:span><text:span text:style-name="T8">Pour cela, nous seront ammenés à developper une application wab de prise et gestion de la présence se basant sur la reconnaissance faciale des membres du groupe et la génération de code QR par sessions.</text:span></text:p>
      <text:p text:style-name="P1"/>
      <text:h text:style-name="P6" text:outline-level="3"><text:span text:style-name="Strong_20_Emphasis"><text:span text:style-name="T1">Fonctionnalités</text:span></text:span></text:h>
      <text:p text:style-name="Text_20_body"><text:span text:style-name="Strong_20_Emphasis"><text:span text:style-name="T6">Gestion des Groupes:</text:span></text:span></text:p>
      <text:list text:style-name="L1">
        <text:list-item>
          <text:p text:style-name="P12"><text:span text:style-name="Strong_20_Emphasis"><text:span text:style-name="T6">Création de Groupes:</text:span></text:span><text:span text:style-name="T6"> Les utilisateurs peuvent créer plusieurs groupes pour différents cours, classes, ou événements.</text:span></text:p>
        </text:list-item>
        <text:list-item>
          <text:p text:style-name="P12"><text:span text:style-name="Strong_20_Emphasis"><text:span text:style-name="T6">Ajout et Retrait d'Utilisateurs:</text:span></text:span><text:span text:style-name="T6"> Il est possible d'ajouter ou de retirer des membres dans les groupes, soit individuellement, soit en masse (bulk</text:span><text:span text:style-name="T18">ing</text:span><text:span text:style-name="T6">).</text:span></text:p>
        </text:list-item>
        <text:list-item>
          <text:p text:style-name="P12"><text:span text:style-name="Strong_20_Emphasis"><text:span text:style-name="T6">Visualisation de la Liste des Groupes:</text:span></text:span><text:span text:style-name="T6"> Une interface permet de voir tous les groupes existants, de les rechercher par nom, et de les filtrer selon des critères spécifiques.</text:span></text:p>
        </text:list-item>
        <text:list-item>
          <text:p text:style-name="P11"><text:span text:style-name="Strong_20_Emphasis"><text:span text:style-name="T6">Suppression et Modification des Groupes:</text:span></text:span><text:span text:style-name="T6"> Les utilisateurs peuvent supprimer des groupes obsolètes, éditer les descriptions de groupes, et mettre à jour les informations du profil de groupe.</text:span></text:p>
        </text:list-item>
        <text:list-item>
          <text:p text:style-name="P29">La possibilité pour un utilisateur ou un groupe d’avoir un profil visible par tous doit être pris en compte.</text:p>
        </text:list-item>
      </text:list>
      <text:p text:style-name="Text_20_body"><text:span text:style-name="Strong_20_Emphasis"><text:span text:style-name="T6">Gestion de la Présence:</text:span></text:span></text:p>
      <text:list text:style-name="L2">
        <text:list-item>
          <text:p text:style-name="P13"><text:span text:style-name="Strong_20_Emphasis"><text:span text:style-name="T6">Méthodes de Présence:</text:span></text:span><text:span text:style-name="T6"> Les utilisateurs peuvent enregistrer la présence à l'aide de deux méthodes principales:</text:span></text:p>
          <text:list>
            <text:list-item>
              <text:p text:style-name="P13"><text:soft-page-break/><text:span text:style-name="Strong_20_Emphasis"><text:span text:style-name="T6">Caméra:</text:span></text:span><text:span text:style-name="T6"> La reconnaissance faciale est utilisée pour vérifier la présence des utilisateurs à l'aide de la caméra de </text:span><text:span text:style-name="T9">celui qui lance la présence. Chaque utilisateur disposant d’une banque d’image de son visage, l’admin n’aura qu’a filmer les membres de la promo en face de lui pour que l’app les authentifie</text:span><text:span text:style-name="T6">.</text:span></text:p>
            </text:list-item>
            <text:list-item>
              <text:p text:style-name="P13"><text:span text:style-name="Strong_20_Emphasis"><text:span text:style-name="T6">Code QR:</text:span></text:span><text:span text:style-name="T6"> Chaque session génère un code QR unique qui change à des intervalles de temps définis pour des raisons de sécurité. Les participants scannent le code QR pour marquer leur présence.</text:span></text:p>
            </text:list-item>
          </text:list>
        </text:list-item>
        <text:list-item>
          <text:p text:style-name="P14"><text:span text:style-name="Strong_20_Emphasis"><text:span text:style-name="T6">Lancement et Planification de Sessions:</text:span></text:span><text:span text:style-name="T6"> Les administrateurs peuvent lancer des sessions de présence en temps réel ou planifier des sessions à l'avance. Les rappels de présence peuvent également être programmés pour notifier les membres.</text:span></text:p>
        </text:list-item>
        <text:list-item>
          <text:p text:style-name="P14"><text:span text:style-name="Strong_20_Emphasis"><text:span text:style-name="T6">Rapports de Présence: </text:span></text:span><text:span text:style-name="T6">Les administrateurs peuvent visualiser les rapports de présence pour les groupes qu'ils gèrent, tandis que les utilisateurs réguliers peuvent voir leur propre statut (présent/absent) dans les groupes auxquels ils appartiennent. Les rapports peuvent être téléchargés au format .xlsx.</text:span></text:p>
        </text:list-item>
        <text:list-item>
          <text:p text:style-name="P30"><text:span text:style-name="T40">Calendrier</text:span>: chaque utilisateur à partir de son calendar (<text:span text:style-name="T39">comme schendule qui est sur nos intranet</text:span>) <text:span text:style-name="T39">doit pouvoir voir </text:span><text:span text:style-name="T41">les cessions de présences qu’il a soi meme planifé pour ses groupes ou qui ont été planifiés par d’autres groupes.</text:span></text:p>
        </text:list-item>
      </text:list>
      <text:p text:style-name="Text_20_body"><text:span text:style-name="Strong_20_Emphasis"><text:span text:style-name="T6">Notifications:</text:span></text:span></text:p>
      <text:list text:style-name="L3">
        <text:list-item>
          <text:p text:style-name="P16"><text:span text:style-name="Strong_20_Emphasis"><text:span text:style-name="T6">Demandes d'Adhésion:</text:span></text:span><text:span text:style-name="T6"> Les utilisateurs reçoivent des notifications lorsqu'ils envoient ou reçoivent des demandes pour rejoindre des groupes. Les administrateurs sont avertis des nouvelles demandes d'adhésion et peuvent les approuver ou les refuser.</text:span></text:p>
        </text:list-item>
        <text:list-item>
          <text:p text:style-name="P16"><text:span text:style-name="Strong_20_Emphasis"><text:span text:style-name="T6">Rappels de Planification de Session:</text:span></text:span><text:span text:style-name="T6"> Les utilisateurs reçoivent des notifications pour rappeler les sessions de présence planifiées. Ces rappels assurent que les membres soient informés des sessions à venir et qu'ils puissent se préparer en conséquence.</text:span></text:p>
        </text:list-item>
        <text:list-item>
          <text:p text:style-name="P15"><text:span text:style-name="Strong_20_Emphasis"><text:span text:style-name="T6">Alertes de Présence:</text:span></text:span><text:span text:style-name="T6"> Les utilisateurs reçoivent des notifications pour les informer lorsqu'ils ont été marqués comme présents pour une session. Ces alertes peuvent également inclure des informations sur l'heure et le lieu de la session.</text:span></text:p>
          <text:p text:style-name="P15"/>
        </text:list-item>
      </text:list>
      <text:p text:style-name="Text_20_body"><text:span text:style-name="Strong_20_Emphasis"><text:span text:style-name="T6">Adhésion des Utilisateurs:</text:span></text:span></text:p>
      <text:list text:style-name="L4">
        <text:list-item>
          <text:p text:style-name="P18"><text:span text:style-name="Strong_20_Emphasis"><text:span text:style-name="T6">Demandes d'Adhésion:</text:span></text:span><text:span text:style-name="T6"> Les utilisateurs peuvent envoyer des demandes pour rejoindre des groupes spécifiques.</text:span></text:p>
        </text:list-item>
        <text:list-item>
          <text:p text:style-name="P17"><text:span text:style-name="Strong_20_Emphasis"><text:span text:style-name="T6">Gestion des Demandes:</text:span></text:span><text:span text:style-name="T6"> Les administrateurs de groupes peuvent approuver ou refuser les demandes d'adhésion reçues.</text:span></text:p>
        </text:list-item>
      </text:list>
      <text:h text:style-name="P6" text:outline-level="3"><text:span text:style-name="Strong_20_Emphasis"><text:span text:style-name="T1">Approche Technique</text:span></text:span></text:h>
      <text:p text:style-name="Text_20_body"><text:span text:style-name="Strong_20_Emphasis"><text:span text:style-name="T6">Technologies Utilisées:</text:span></text:span><text:span text:style-name="T6"><text:line-break/>L'application est construite en utilisant des technologies modernes telles que :</text:span></text:p>
      <text:list text:style-name="L5">
        <text:list-item>
          <text:p text:style-name="P20"><text:span text:style-name="Strong_20_Emphasis"><text:span text:style-name="T6">Front-end:</text:span></text:span><text:span text:style-name="T6"> React est utilisé pour créer une interface utilisateur réactive et intuitive.</text:span></text:p>
        </text:list-item>
        <text:list-item>
          <text:p text:style-name="P20"><text:span text:style-name="Strong_20_Emphasis"><text:span text:style-name="T6">Back-end:</text:span></text:span><text:span text:style-name="T6"> <text:s/></text:span><text:span text:style-name="T10">php, node.js et autres pouvant </text:span><text:span text:style-name="T6">e</text:span><text:span text:style-name="T10">tre</text:span><text:span text:style-name="T6"> utilisé pour gérer les opérations côté serveur et interagir avec la base de données </text:span><text:span text:style-name="T10">mais autres</text:span><text:span text:style-name="T6">.</text:span></text:p>
        </text:list-item>
        <text:list-item>
          <text:p text:style-name="P20"><text:span text:style-name="Strong_20_Emphasis"><text:span text:style-name="T6">Base de Données:</text:span></text:span><text:span text:style-name="T6"> Une base de données SQL pour stocker les informations des utilisateurs, des groupes, et des sessions de présence.</text:span></text:p>
        </text:list-item>
        <text:list-item>
          <text:p text:style-name="P19"><text:soft-page-break/><text:span text:style-name="Strong_20_Emphasis"><text:span text:style-name="T6">Sécurité:</text:span></text:span><text:span text:style-name="T6"> Implémentation de mesures de sécurité robustes, y compris la modification dynamique des codes QR et des protocoles sécurisés pour la reconnaissance faciale.</text:span></text:p>
        </text:list-item>
      </text:list>
      <text:p text:style-name="Text_20_body"><text:span text:style-name="Strong_20_Emphasis"><text:span text:style-name="T6">Interface Utilisateur:</text:span></text:span><text:span text:style-name="T6"><text:line-break/>L'interface est conçue pour être conviviale et accessible, avec une navigation claire et des éléments interactifs permettant une gestion facile des groupes et des sessions de présence.</text:span><text:span text:style-name="T10"> J’ai déja commencer et diposé à quoi ça ressemble actuellement. </text:span><text:span text:style-name="T11">Je compte beaucoup sur vous pour le critiquer au max(bonne comme pertinente) et m’aider à faire remonter les insuffisance. </text:span><text:span text:style-name="T12">Merci d’avance les gars.</text:span></text:p>
      <text:h text:style-name="Heading_20_3" text:outline-level="3"><text:span text:style-name="Strong_20_Emphasis"><text:span text:style-name="T6">4. Collaboration en Équipe</text:span></text:span></text:h>
      <text:p text:style-name="Text_20_body"><text:span text:style-name="Strong_20_Emphasis"><text:span text:style-name="T6">Membres de l'Équipe:</text:span></text:span><text:span text:style-name="T6"><text:line-break/>Le projet est développé par une équipe de cinq personnes, chacune apportant des compétences spécifiques:</text:span></text:p>
      <text:list text:style-name="L6">
        <text:list-item>
          <text:p text:style-name="P22"><text:span text:style-name="Strong_20_Emphasis"><text:span text:style-name="T6">Développeur Front-end:</text:span></text:span><text:span text:style-name="T6"> Responsable de la conception et du développement de l'interface utilisateur.</text:span></text:p>
          <text:p text:style-name="P33">-<text:span text:style-name="T43"> </text:span><text:span text:style-name="T44">Brouhane</text:span></text:p>
          <text:p text:style-name="P31">- <text:span text:style-name="T42">Samuel John Ross</text:span></text:p>
          <text:p text:style-name="P31">- <text:span text:style-name="T42">Jean-Batîste</text:span></text:p>
        </text:list-item>
        <text:list-item>
          <text:p text:style-name="P22"><text:span text:style-name="Strong_20_Emphasis"><text:span text:style-name="T6">Développeur Back-end:</text:span></text:span><text:span text:style-name="T6"> Gère la logique côté serveur et les interactions avec la base de données.</text:span></text:p>
          <text:p text:style-name="P34">- <text:span text:style-name="T46">Patricko</text:span></text:p>
          <text:p text:style-name="P31">- <text:span text:style-name="T46">Diren</text:span></text:p>
          <text:p text:style-name="P32">- <text:span text:style-name="T47">Ra</text:span><text:span text:style-name="T48">k</text:span><text:span text:style-name="T47">ib</text:span></text:p>
          <text:p text:style-name="P23"><text:span text:style-name="T43">- </text:span><text:span text:style-name="T45">Fania.</text:span><text:span text:style-name="T19">s</text:span></text:p>
        </text:list-item>
        <text:list-item>
          <text:p text:style-name="P21"><text:span text:style-name="Strong_20_Emphasis"><text:span text:style-name="T6">Chef de Projet:</text:span></text:span><text:span text:style-name="T6"> </text:span><text:span text:style-name="T50">Brouhane</text:span><text:span text:style-name="T49">.</text:span></text:p>
        </text:list-item>
      </text:list>
      <text:p text:style-name="Text_20_body"><text:span text:style-name="Strong_20_Emphasis"><text:span text:style-name="T6">Rôles et Responsabilités:</text:span></text:span><text:span text:style-name="T6"><text:line-break/>Chaque membre de l'équipe a un rôle défini pour assurer l'efficacité du processus de développement, la qualité du code, et le respect des normes de sécurité. </text:span><text:span text:style-name="T20">Mais tous désistement aussi est accepté. Certe c’est un peu difficile vue la disponibilité chargée de chacun mais avec de l’organisation, de la volonté et </text:span><text:span text:style-name="T21">de rigueur je suis sûre que nous finirons dans les temps. </text:span><text:span text:style-name="T22">Donc let’s go les gars 😀😀😀.</text:span></text:p>
      <text:p text:style-name="P1"/>
      <text:h text:style-name="Heading_20_3" text:outline-level="3"><text:span text:style-name="Strong_20_Emphasis"><text:span text:style-name="T6">5. Plan de Mise en Œuvre</text:span></text:span></text:h>
      <text:p text:style-name="Text_20_body"><text:span text:style-name="Strong_20_Emphasis"><text:span text:style-name="T6">Phases de Développement:</text:span></text:span></text:p>
      <text:list text:style-name="L7">
        <text:list-item>
          <text:p text:style-name="P24"><text:span text:style-name="Strong_20_Emphasis"><text:span text:style-name="T6">Phase de Planification </text:span></text:span><text:span text:style-name="Strong_20_Emphasis"><text:span text:style-name="T25">coté front et coté back</text:span></text:span><text:span text:style-name="Strong_20_Emphasis"><text:span text:style-name="T6">:</text:span></text:span><text:span text:style-name="T6"> </text:span><text:span text:style-name="T23">1</text:span><text:span text:style-name="T24">4</text:span><text:span text:style-name="T13"> </text:span><text:span text:style-name="T24">Octorbre </text:span><text:span text:style-name="T13">au </text:span><text:span text:style-name="T24">03</text:span><text:span text:style-name="T13"> </text:span><text:span text:style-name="T24">Novembre</text:span><text:span text:style-name="T13"> 2024;</text:span></text:p>
        </text:list-item>
        <text:list-item>
          <text:p text:style-name="P24"><text:span text:style-name="Strong_20_Emphasis"><text:span text:style-name="T6">Développement </text:span></text:span><text:span text:style-name="Strong_20_Emphasis"><text:span text:style-name="T29">front + back-end</text:span></text:span><text:span text:style-name="Strong_20_Emphasis"><text:span text:style-name="T6">:</text:span></text:span><text:span text:style-name="T6"> </text:span><text:span text:style-name="T26">03</text:span><text:span text:style-name="T14"> </text:span><text:span text:style-name="T26">Nove</text:span><text:span text:style-name="T27">mbre</text:span><text:span text:style-name="T14"> au </text:span><text:span text:style-name="T28">15 </text:span><text:span text:style-name="T30">Décembre </text:span><text:span text:style-name="T14">2024</text:span><text:span text:style-name="T6">.</text:span></text:p>
        </text:list-item>
        <text:list-item>
          <text:p text:style-name="P24"><text:span text:style-name="Strong_20_Emphasis"><text:span text:style-name="T6">Tests:</text:span></text:span><text:span text:style-name="T6"> </text:span><text:span text:style-name="T31">15</text:span><text:span text:style-name="T15"> </text:span><text:span text:style-name="T31">Décembre</text:span><text:span text:style-name="T15"> au </text:span><text:span text:style-name="T32">29 Décembre</text:span><text:span text:style-name="T15"> <text:s/>2024</text:span><text:span text:style-name="T6">.</text:span></text:p>
        </text:list-item>
        <text:list-item>
          <text:p text:style-name="P24"><text:span text:style-name="Strong_20_Emphasis"><text:span text:style-name="T6">Déploiement </text:span></text:span><text:span text:style-name="Strong_20_Emphasis"><text:span text:style-name="T17">de la version beta </text:span></text:span><text:span text:style-name="Strong_20_Emphasis"><text:span text:style-name="T34">et début de la promotion</text:span></text:span><text:span text:style-name="Strong_20_Emphasis"><text:span text:style-name="T6">: </text:span></text:span><text:span text:style-name="Strong_20_Emphasis"><text:span text:style-name="T33">Janvier 2025</text:span></text:span><text:span text:style-name="T6">.</text:span></text:p>
          <text:p text:style-name="P24"/>
        </text:list-item>
      </text:list>
      <text:p text:style-name="P9"><text:span text:style-name="Strong_20_Emphasis"><text:span text:style-name="T6">Tests et Assurance Qualité:</text:span></text:span></text:p>
      <text:p text:style-name="P3"><text:soft-page-break/><text:line-break/>Les tests incluront des vérifications unitaires, des tests d'intégration, et des essais d'utilisabilité pour s'assurer que l'application répond aux besoins des utilisateurs et fonctionne de manière fiable.</text:p>
      <text:p text:style-name="P1"/>
      <text:h text:style-name="P6" text:outline-level="3"><text:span text:style-name="Strong_20_Emphasis"><text:span text:style-name="T6">Conclusion</text:span></text:span></text:h>
      <text:p text:style-name="Text_20_body"><text:span text:style-name="Strong_20_Emphasis"><text:span text:style-name="T6">Avantages du Système:</text:span></text:span></text:p>
      <text:list text:style-name="L8">
        <text:list-item>
          <text:p text:style-name="P25">Automatisation et précision accrue du suivi des présences.</text:p>
        </text:list-item>
        <text:list-item>
          <text:p text:style-name="P25">Sécurité renforcée grâce à la reconnaissance faciale et aux codes QR dynamiques.</text:p>
        </text:list-item>
        <text:list-item>
          <text:p text:style-name="P26">Gain de temps et réduction des tâches administratives pour les enseignants et administrateurs.</text:p>
        </text:list-item>
      </text:list>
      <text:p text:style-name="Text_20_body"><text:span text:style-name="Strong_20_Emphasis"><text:span text:style-name="T6">Perspectives Futures:</text:span></text:span></text:p>
      <text:list text:style-name="L9">
        <text:list-item>
          <text:p text:style-name="P27">Extension des fonctionnalités pour inclure des options de gestion avancée des utilisateurs et des rapports analytiques <text:span text:style-name="T51">et statistiaque (Au fait j’ai pas d’inspi pour ce qu’on mettra coté home donc 😅😅😅)</text:span>.</text:p>
        </text:list-item>
        <text:list-item>
          <text:p text:style-name="P28">Scalabilité pour intégrer plus d'établissements et de types d'organisation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1T17:06:52.859538299</meta:creation-date>
    <dc:date>2024-10-22T20:14:33.719206205</dc:date>
    <meta:editing-duration>PT10H36M50S</meta:editing-duration>
    <meta:editing-cycles>77</meta:editing-cycles>
    <meta:generator>LibreOffice/7.5.9.2$Linux_X86_64 LibreOffice_project/50$Build-2</meta:generator>
    <meta:document-statistic meta:table-count="0" meta:image-count="0" meta:object-count="0" meta:page-count="4" meta:paragraph-count="63" meta:word-count="1193" meta:character-count="7715" meta:non-whitespace-character-count="6619"/>
  </office:meta>
</office:document-meta>
</file>